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4.01mm" table:align="margins"/>
    </style:style>
    <style:style style:name="Table1.A" style:family="table-column">
      <style:table-column-properties style:column-width="46mm" style:rel-column-width="16382*"/>
    </style:style>
    <style:style style:name="Table1.D" style:family="table-column">
      <style:table-column-properties style:column-width="46.02mm" style:rel-column-width="16389*"/>
    </style:style>
    <style:style style:name="Table1.A1" style:family="table-cell">
      <style:table-cell-properties fo:padding="0.97mm" fo:border-left="0.02mm solid #e6e6e6" fo:border-right="none" fo:border-top="0.02mm solid #e6e6e6" fo:border-bottom="0.02mm solid #e6e6e6"/>
    </style:style>
    <style:style style:name="Table1.D1" style:family="table-cell">
      <style:table-cell-properties fo:padding="0.97mm" fo:border="0.02mm solid #e6e6e6"/>
    </style:style>
    <style:style style:name="Table1.A2" style:family="table-cell">
      <style:table-cell-properties fo:padding="0.97mm" fo:border-left="0.02mm solid #e6e6e6" fo:border-right="none" fo:border-top="none" fo:border-bottom="0.02mm solid #e6e6e6"/>
    </style:style>
    <style:style style:name="Table1.D2" style:family="table-cell">
      <style:table-cell-properties fo:padding="0.97mm" fo:border-left="0.02mm solid #e6e6e6" fo:border-right="0.02mm solid #e6e6e6" fo:border-top="none" fo:border-bottom="0.02mm solid #e6e6e6"/>
    </style:style>
    <style:style style:name="Table2" style:family="table">
      <style:table-properties style:width="184.01mm" table:align="margins"/>
    </style:style>
    <style:style style:name="Table2.A" style:family="table-column">
      <style:table-column-properties style:column-width="41.05mm" style:rel-column-width="14618*"/>
    </style:style>
    <style:style style:name="Table2.B" style:family="table-column">
      <style:table-column-properties style:column-width="88.94mm" style:rel-column-width="31674*"/>
    </style:style>
    <style:style style:name="Table2.C" style:family="table-column">
      <style:table-column-properties style:column-width="26.65mm" style:rel-column-width="9492*"/>
    </style:style>
    <style:style style:name="Table2.D" style:family="table-column">
      <style:table-column-properties style:column-width="27.38mm" style:rel-column-width="9751*"/>
    </style:style>
    <style:style style:name="Table2.A1" style:family="table-cell">
      <style:table-cell-properties fo:padding="0.97mm" fo:border-left="none" fo:border-right="none" fo:border-top="none" fo:border-bottom="0.02mm solid #000000"/>
    </style:style>
    <style:style style:name="Table2.A2" style:family="table-cell">
      <style:table-cell-properties fo:padding="0.97mm" fo:border="none"/>
    </style:style>
    <style:style style:name="Table2.A4" style:family="table-cell">
      <style:table-cell-properties fo:padding="0.97mm" fo:border-left="none" fo:border-right="none" fo:border-top="none" fo:border-bottom="0.02mm solid #b3b3b3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8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9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0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1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2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3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4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5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16" style:family="paragraph" style:parent-style-name="terp_5f_default_5f_Bold_5f_9">
      <style:paragraph-properties fo:margin-left="-0.74mm" fo:margin-right="0.39mm" fo:text-align="start" style:justify-single-word="false" fo:text-indent="0mm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7" style:family="paragraph" style:parent-style-name="terp_5f_default_5f_8" style:master-page-name="First_20_Page">
      <style:paragraph-properties style:page-number="auto"/>
      <style:text-properties style:use-window-font-color="true" style:font-name="DejaVu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o.partner_id.lang)&gt;</text:placeholder></text:p>
      <text:p text:style-name="P10"><text:text-input text:description="&lt;o.address_id.company_ext&gt;">o.address_id.company_ext</text:text-input></text:p>
      <text:p text:style-name="P10"><text:text-input text:description="&lt;o.address_id.department_company_ext&gt;">o.address_id.department_company_ext</text:text-input></text:p>
      <text:p text:style-name="P10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10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10"><text:text-input text:description="&lt;o.address_id.zip&gt;">o.address_id.zip</text:text-input> <text:text-input text:description="&lt;o.address_id.city&gt;">&lt;o.address_id.city&gt;</text:text-input></text:p>
      <text:p text:style-name="P10"/>
      <text:p text:style-name="P10"/>
      <text:p text:style-name="P10"/>
      <text:p text:style-name="P10"/>
      <text:p text:style-name="P11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9"><text:text-input text:description="&lt;_(&quot;Recipient&quot;)&gt;">Recipient</text:text-input></text:p>
          </table:table-cell>
          <table:table-cell table:style-name="Table1.A1" office:value-type="string">
            <text:p text:style-name="P9"><text:text-input text:description="&lt;_(&quot;Date Done&quot;)&gt;">Date Done</text:text-input></text:p>
          </table:table-cell>
          <table:table-cell table:style-name="Table1.D1" office:value-type="string">
            <text:p text:style-name="P9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client_order_ref&gt;">picking.client_order_ref</text:text-input></text:p>
          </table:table-cell>
          <table:table-cell table:style-name="Table1.A2" office:value-type="string">
            <text:p text:style-name="P4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4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text-input text:description="&lt;_(&quot;Manufacturer&quot;)&gt;">Manufacturer</text:text-input></text:p>
          </table:table-cell>
          <table:table-cell table:style-name="Table2.A1" office:value-type="string">
            <text:p text:style-name="P8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3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6"><text:text-input text:description="&lt;move_lines.prodlot_id.ref&gt;">move_lines.prodlot_id.ref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table:number-columns-spanned="4" office:value-type="string">
            <text:p text:style-name="P16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6"><text:text-input text:description="&lt;move_lines.prodlot_id.ref&gt;">move_lines.prodlot_id.ref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2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5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register-true="tru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mm" fo:margin-bottom="0mm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mm" fo:margin-bottom="0m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mm" fo:margin-bottom="0mm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mm" fo:margin-bottom="0m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1.99mm" fo:margin-bottom="0mm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1.01mm" fo:margin-bottom="0mm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15.24mm" fo:margin-right="15.24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4.99mm" fo:margin-bottom="4.99mm" fo:margin-left="13mm" fo:margin-right="13mm" style:shadow="none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Vinay Rana</meta:initial-creator>
    <meta:creation-date>2008-08-26T11:04:38</meta:creation-date>
    <dc:date>2014-03-17T13:36:26</dc:date>
    <meta:editing-cycles>601</meta:editing-cycles>
    <meta:editing-duration>P2DT13H40M6S</meta:editing-duration>
    <meta:document-statistic meta:table-count="2" meta:image-count="0" meta:object-count="0" meta:page-count="2" meta:paragraph-count="38" meta:word-count="120" meta:character-count="1610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